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weight="bold"/>
    </style:style>
    <style:style style:name="P2" style:family="paragraph" style:parent-style-name="Heading_20_4">
      <style:text-properties fo:font-weight="bold"/>
    </style:style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Text_20_body">
      <style:paragraph-properties fo:margin-left="0in" fo:margin-right="0in" fo:text-indent="0in" style:auto-text-indent="false"/>
    </style:style>
    <style:style style:name="P5" style:family="paragraph" style:parent-style-name="Heading_20_1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"/>
    </style:style>
    <style:style style:name="P6" style:family="paragraph" style:parent-style-name="Heading_20_2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"/>
    </style:style>
    <style:style style:name="P7" style:family="paragraph" style:parent-style-name="Heading_20_3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4">
      <style:text-properties fo:font-weight="bold"/>
    </style:style>
    <style:style style:name="P13" style:family="paragraph" style:parent-style-name="Text_20_body" style:list-style-name="L5"/>
    <style:style style:name="P14" style:family="paragraph" style:parent-style-name="Text_20_body" style:list-style-name="L6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15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/>
    </style:style>
    <style:style style:name="P16" style:family="paragraph" style:parent-style-name="Text_20_body" style:list-style-name="L7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17" style:family="paragraph" style:parent-style-name="Text_20_body" style:list-style-name="L9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18" style:family="paragraph" style:parent-style-name="Text_20_body" style:list-style-name="L10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19" style:family="paragraph" style:parent-style-name="Text_20_body" style:list-style-name="L7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20" style:family="paragraph" style:parent-style-name="Text_20_body" style:list-style-name="L8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21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</style:style>
    <style:style style:name="P22" style:family="paragraph" style:parent-style-name="Text_20_body" style:list-style-name="L9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23" style:family="paragraph" style:parent-style-name="Text_20_body" style:list-style-name="L10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T1" style:family="text">
      <style:text-properties fo:font-weight="bold"/>
    </style:style>
    <style:style style:name="T2" style:family="text">
      <style:text-properties style:font-name="Google Sans Text"/>
    </style:style>
    <style:style style:name="T3" style:family="text">
      <style:text-properties style:font-name="Google Sans Text"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BİLGİSAYAR MÜHENDİSLİĞİ UYGULAMALARI DENEY RAPORU</text:h>
      <text:h text:style-name="P6" text:outline-level="2">1. Proje ve Öğrenci Bilgileri</text:h>
      <text:list text:style-name="L6">
        <text:list-item>
          <text:p text:style-name="P14"><text:bookmark text:name="p-rc_370dcb5ba64223ad-88"/><text:span text:style-name="T1">Öğrenci Adı Soyadı:</text:span> Hakan Dönmez </text:p>
        </text:list-item>
        <text:list-item>
          <text:p text:style-name="P14"><text:bookmark text:name="p-rc_370dcb5ba64223ad-89"/><text:span text:style-name="T1">Öğrenci No:</text:span> 20010011038 </text:p>
        </text:list-item>
        <text:list-item>
          <text:p text:style-name="P14"><text:bookmark text:name="p-rc_370dcb5ba64223ad-90"/><text:span text:style-name="T1">Proje Başlığı:</text:span> Kısıtlı Kaynaklı IoT Düğümlerinde MQTT-SN ve CoAP Protokollerinin Karşılaştırmalı Olarak İncelenmesi </text:p>
        </text:list-item>
        <text:list-item>
          <text:p text:style-name="P14"><text:bookmark text:name="p-rc_370dcb5ba64223ad-91"/><text:span text:style-name="T1">Danışman:</text:span> Dr. Öğretim Üyesi Alperen Eroğlu </text:p>
        </text:list-item>
      </text:list>
      <text:h text:style-name="P6" text:outline-level="2">2. Deneyin Amacı ve Kapsamı</text:h>
      <text:p text:style-name="P15"><text:bookmark text:name="p-rc_370dcb5ba64223ad-92"/>Bu çalışmanın amacı, FIT IoT-LAB platformu üzerindeki kısıtlı kaynaklı <text:span text:style-name="T1">A8-M3</text:span> düğümlerini kullanarak RIOT işletim sistemi üzerinde bir <text:span text:style-name="T1">IPv6 (6LoWPAN/RPL)</text:span> ağı kurmaktır. Bu deney, projenin "RIOT İşletim Sistemi Yapılandırması" (İP 4) aşamasını temsil eder.</text:p>
      <text:h text:style-name="P6" text:outline-level="2">3. Deney Metodolojisi ve Yapılandırma</text:h>
      <text:list text:style-name="L7">
        <text:list-item>
          <text:p text:style-name="P16"><text:bookmark text:name="p-rc_370dcb5ba64223ad-93"/><text:span text:style-name="T1">Platform:</text:span> FIT IoT-LAB (<text:span text:style-name="T1">Saclay Sitesi</text:span>) </text:p>
        </text:list-item>
        <text:list-item>
          <text:p text:style-name="P19"><text:bookmark text:name="p-rc_370dcb5ba64223ad-94"/><text:span text:style-name="T3">Donanım:</text:span><text:span text:style-name="T2"> 2 adet IoT-LAB A8-M3 Düğümü (</text:span><text:span text:style-name="Source_20_Text"><text:span text:style-name="T2">node-a8-100</text:span></text:span><text:span text:style-name="T2"> ve </text:span><text:span text:style-name="Source_20_Text"><text:span text:style-name="T2">node-a8-101</text:span></text:span><text:span text:style-name="T2">) </text:span></text:p>
        </text:list-item>
        <text:list-item>
          <text:p text:style-name="P16"><text:span text:style-name="T1">İşletim Sistemi:</text:span> RIOT OS (2020.10 Branch)</text:p>
        </text:list-item>
        <text:list-item>
          <text:p text:style-name="P16"><text:span text:style-name="T1">Yöntem:</text:span> <text:span text:style-name="T1">Ethos</text:span> (Ethernet Over Serial) ve <text:span text:style-name="T1">UHCP</text:span> protokolleri kullanılarak sınır yönlendirici (Border Router) üzerinden IPv6 tünelleme yapılmıştır.</text:p>
        </text:list-item>
      </text:list>
      <text:h text:style-name="P7" text:outline-level="3">3.1. Düğüm Rolleri ve Konfigürasyon</text:h>
      <text:list text:style-name="L8">
        <text:list-item>
          <text:p text:style-name="P20"><text:span text:style-name="T3">Sınır Yönlendirici (</text:span><text:span text:style-name="Source_20_Text"><text:span text:style-name="T3">node-a8-100</text:span></text:span><text:span text:style-name="T3">):</text:span><text:span text:style-name="T2"> </text:span><text:span text:style-name="Source_20_Text"><text:span text:style-name="T2">gnrc_border_router</text:span></text:span><text:span text:style-name="T2"> yazılımı flaşlanmış ve </text:span><text:span text:style-name="Source_20_Text"><text:span text:style-name="T2">/dev/ttyA8_M3</text:span></text:span><text:span text:style-name="T2"> üzerinden </text:span><text:span text:style-name="Source_20_Text"><text:span text:style-name="T2">tap0</text:span></text:span><text:span text:style-name="T2"> tüneli başlatılmıştır.</text:span></text:p>
        </text:list-item>
        <text:list-item>
          <text:p text:style-name="P20"><text:span text:style-name="T3">Ağ Bilgileri:</text:span><text:span text:style-name="T2"> Deney sırasında </text:span><text:span text:style-name="Source_20_Text"><text:span text:style-name="T2">2001:660:3207:464::/64</text:span></text:span><text:span text:style-name="T2"> IPv6 prefix'i (ön eki) başarıyla tanımlanmıştır.</text:span></text:p>
        </text:list-item>
        <text:list-item>
          <text:p text:style-name="P20"><text:span text:style-name="T3">İstemci Düğüm (</text:span><text:span text:style-name="Source_20_Text"><text:span text:style-name="T3">node-a8-101</text:span></text:span><text:span text:style-name="T3">):</text:span><text:span text:style-name="T2"> </text:span><text:span text:style-name="Source_20_Text"><text:span text:style-name="T2">gnrc_networking</text:span></text:span><text:span text:style-name="T2"> yazılımı ile global bir IPv6 adresi (</text:span><text:span text:style-name="Source_20_Text"><text:span text:style-name="T2">2001:660:3207:464:a8ac:12ab:2ed:86a5</text:span></text:span><text:span text:style-name="T2">) atanmıştır.</text:span></text:p>
        </text:list-item>
      </text:list>
      <text:h text:style-name="P6" text:outline-level="2"><text:soft-page-break/>4. Deney Çıktıları ve Performans Analizi</text:h>
      <text:h text:style-name="P7" text:outline-level="3">4.1. Ağ Doğrulaması (Neighbor Discovery)</text:h>
      <text:p text:style-name="P21"><text:span text:style-name="Source_20_Text"><text:span text:style-name="T2">nib neigh</text:span></text:span><text:span text:style-name="T2"> komutu ile düğümün yönlendiriciyi tanıdığı doğrulanmıştır:</text:span></text:p>
      <text:list text:style-name="L9">
        <text:list-item>
          <text:p text:style-name="P22"><text:span text:style-name="T3">Durum:</text:span><text:span text:style-name="T2"> </text:span><text:span text:style-name="Source_20_Text"><text:span text:style-name="T2">router STALE</text:span></text:span><text:span text:style-name="T2"> (Bağlantı başarılı, yönlendirici rolü onaylandı).</text:span></text:p>
        </text:list-item>
        <text:list-item>
          <text:p text:style-name="P17"><text:span text:style-name="T1">Analiz:</text:span> Düğümün yönlendiriciyi (Border Router) "default gateway" olarak kaydettiği görülmüştür.</text:p>
        </text:list-item>
      </text:list>
      <text:h text:style-name="P7" text:outline-level="3">4.2. UDP Veri Alımı (PKTDUMP Analizi)</text:h>
      <text:p text:style-name="P15">Dış dünyadan (Frontend) gönderilen <text:span text:style-name="T1">"denemeee"</text:span> verisi düğüm tarafında başarıyla yakalanmıştır:</text:p>
      <text:list text:style-name="L10">
        <text:list-item>
          <text:p text:style-name="P23"><text:span text:style-name="T3">Alınan Veri (Hex):</text:span><text:span text:style-name="T2"> </text:span><text:span text:style-name="Source_20_Text"><text:span text:style-name="T2">64 65 6E 65 6D 65 65 65 0A</text:span></text:span></text:p>
        </text:list-item>
        <text:list-item>
          <text:p text:style-name="P18"><text:span text:style-name="T1">Sinyal Kalitesi:</text:span> LQI değeri 255 (maksimum) ve RSSI değeri -58 dBm olarak ölçülmüştür.</text:p>
        </text:list-item>
      </text:list>
      <text:h text:style-name="P6" text:outline-level="2">5. Genel Değerlendirme ve Sonuç</text:h>
      <text:p text:style-name="P21"><text:bookmark text:name="p-rc_370dcb5ba64223ad-95"/><text:span text:style-name="T2">Deney, </text:span><text:span text:style-name="T3">Saclay</text:span><text:span text:style-name="T2"> sitesindeki A8-M3 düğümleri üzerinde başarıyla tamamlanmıştır. Karşılaşılan "Kernel Panic" hatası donanım resetleme ve yazılımın yeniden flaşlanması ile aşılmıştır. Elde edilen sonuçlar, projenin sonraki adımları olan </text:span><text:span text:style-name="T3">MQTT-SN ve CoAP</text:span><text:span text:style-name="T2"> haberleşme testleri için gerekli altyapının kararlı bir şekilde çalıştığını ispatlamaktadır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3T17:08:49.449856267</meta:creation-date>
    <dc:date>2026-03-03T20:45:55.917344893</dc:date>
    <meta:editing-duration>PT1M20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28" meta:word-count="295" meta:character-count="2255" meta:non-whitespace-character-count="1997"/>
  </office:meta>
</office:document-meta>
</file>